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90B2664D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2.3083in" style:rel-column-width="21844*"/>
    </style:style>
    <style:style style:name="Table1.C" style:family="table-column">
      <style:table-column-properties style:column-width="2.3083in" style:rel-column-width="2184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8ef70"/>
    </style:style>
    <style:style style:name="P2" style:family="paragraph" style:parent-style-name="Standard">
      <style:paragraph-properties fo:text-align="start" style:justify-single-word="false"/>
      <style:text-properties officeooo:paragraph-rsid="0018ef70"/>
    </style:style>
    <style:style style:name="P3" style:family="paragraph" style:parent-style-name="Table_20_Contents">
      <style:paragraph-properties fo:text-align="center" style:justify-single-word="false"/>
      <style:text-properties fo:font-size="10.5pt" officeooo:paragraph-rsid="0018ef70" style:font-size-asian="10.5pt" style:font-size-complex="10.5pt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8ef70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21c328"/>
    </style:style>
    <style:style style:name="T1" style:family="text">
      <style:text-properties officeooo:rsid="0020dea9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20dea9"/>
    </style:style>
    <style:style style:name="T4" style:family="text">
      <style:text-properties style:text-position="super 58%" officeooo:rsid="001bff52"/>
    </style:style>
    <style:style style:name="T5" style:family="text">
      <style:text-properties officeooo:rsid="0018ef70"/>
    </style:style>
    <style:style style:name="T6" style:family="text">
      <style:text-properties officeooo:rsid="00191407"/>
    </style:style>
    <style:style style:name="T7" style:family="text">
      <style:text-properties officeooo:rsid="001d45fb"/>
    </style:style>
    <style:style style:name="T8" style:family="text">
      <style:text-properties officeooo:rsid="001bff5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8.03" style:data-style-name="N0">8.03</text:variable-set>: Universal Gravitation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Object</text:p>
          </table:table-cell>
          <table:table-cell table:style-name="Table1.A1" office:value-type="string">
            <text:p text:style-name="P3">Mass (kg)</text:p>
          </table:table-cell>
          <table:table-cell table:style-name="Table1.C1" office:value-type="string">
            <text:p text:style-name="P3">Orbital Radius (m)</text:p>
          </table:table-cell>
        </table:table-row>
        <table:table-row>
          <table:table-cell table:style-name="Table1.A2" office:value-type="string">
            <text:p text:style-name="P3">Mercury</text:p>
          </table:table-cell>
          <table:table-cell table:style-name="Table1.A2" office:value-type="string">
            <text:p text:style-name="P3">3.30200 × 10<text:span text:style-name="T2">23</text:span></text:p>
          </table:table-cell>
          <table:table-cell table:style-name="Table1.C2" office:value-type="string">
            <text:p text:style-name="P3">5.79 x 10<text:span text:style-name="T2">10</text:span></text:p>
          </table:table-cell>
        </table:table-row>
        <table:table-row>
          <table:table-cell table:style-name="Table1.A2" office:value-type="string">
            <text:p text:style-name="P3">Venus</text:p>
          </table:table-cell>
          <table:table-cell table:style-name="Table1.A2" office:value-type="string">
            <text:p text:style-name="P3">4.86900 × 10<text:span text:style-name="T2">24</text:span></text:p>
          </table:table-cell>
          <table:table-cell table:style-name="Table1.C2" office:value-type="string">
            <text:p text:style-name="P3">1.08 x 10<text:span text:style-name="T2">11</text:span></text:p>
          </table:table-cell>
        </table:table-row>
        <table:table-row>
          <table:table-cell table:style-name="Table1.A2" office:value-type="string">
            <text:p text:style-name="P3">Earth</text:p>
          </table:table-cell>
          <table:table-cell table:style-name="Table1.A2" office:value-type="string">
            <text:p text:style-name="P3">5.9742 × 10<text:span text:style-name="T2">24</text:span></text:p>
          </table:table-cell>
          <table:table-cell table:style-name="Table1.C2" office:value-type="string">
            <text:p text:style-name="P3">1.496 x 10<text:span text:style-name="T2">11</text:span></text:p>
          </table:table-cell>
        </table:table-row>
        <table:table-row>
          <table:table-cell table:style-name="Table1.A2" office:value-type="string">
            <text:p text:style-name="P3">Mars</text:p>
          </table:table-cell>
          <table:table-cell table:style-name="Table1.A2" office:value-type="string">
            <text:p text:style-name="P3">6.4191 × 10<text:span text:style-name="T2">23</text:span></text:p>
          </table:table-cell>
          <table:table-cell table:style-name="Table1.C2" office:value-type="string">
            <text:p text:style-name="P3">2.279 x 10<text:span text:style-name="T2">11</text:span> </text:p>
          </table:table-cell>
        </table:table-row>
        <table:table-row>
          <table:table-cell table:style-name="Table1.A2" office:value-type="string">
            <text:p text:style-name="P3">Jupiter</text:p>
          </table:table-cell>
          <table:table-cell table:style-name="Table1.A2" office:value-type="string">
            <text:p text:style-name="P3">1.8987 × 10<text:span text:style-name="T2">27</text:span></text:p>
          </table:table-cell>
          <table:table-cell table:style-name="Table1.C2" office:value-type="string">
            <text:p text:style-name="P3">7.78 x 10<text:span text:style-name="T2">11</text:span></text:p>
          </table:table-cell>
        </table:table-row>
        <table:table-row>
          <table:table-cell table:style-name="Table1.A2" office:value-type="string">
            <text:p text:style-name="P3">Saturn</text:p>
          </table:table-cell>
          <table:table-cell table:style-name="Table1.A2" office:value-type="string">
            <text:p text:style-name="P3">5.6851 × 10<text:span text:style-name="T2">26</text:span></text:p>
          </table:table-cell>
          <table:table-cell table:style-name="Table1.C2" office:value-type="string">
            <text:p text:style-name="P3">1.433 x 10<text:span text:style-name="T2">12</text:span></text:p>
          </table:table-cell>
        </table:table-row>
        <table:table-row>
          <table:table-cell table:style-name="Table1.A2" office:value-type="string">
            <text:p text:style-name="P3">Uranus</text:p>
          </table:table-cell>
          <table:table-cell table:style-name="Table1.A2" office:value-type="string">
            <text:p text:style-name="P3">8.6849 × 10<text:span text:style-name="T2">25</text:span></text:p>
          </table:table-cell>
          <table:table-cell table:style-name="Table1.C2" office:value-type="string">
            <text:p text:style-name="P3">2.87 x 10<text:span text:style-name="T2">12</text:span></text:p>
          </table:table-cell>
        </table:table-row>
        <table:table-row>
          <table:table-cell table:style-name="Table1.A2" office:value-type="string">
            <text:p text:style-name="P3">Neptune</text:p>
          </table:table-cell>
          <table:table-cell table:style-name="Table1.A2" office:value-type="string">
            <text:p text:style-name="P3">1.0244 × 10<text:span text:style-name="T2">26</text:span></text:p>
          </table:table-cell>
          <table:table-cell table:style-name="Table1.C2" office:value-type="string">
            <text:p text:style-name="P3">4.503 x 10<text:span text:style-name="T2">12</text:span></text:p>
          </table:table-cell>
        </table:table-row>
        <table:table-row>
          <table:table-cell table:style-name="Table1.A2" office:value-type="string">
            <text:p text:style-name="P3">Luna (Moon)</text:p>
          </table:table-cell>
          <table:table-cell table:style-name="Table1.A2" office:value-type="string">
            <text:p text:style-name="P3">7.36 × 10<text:span text:style-name="T2">22</text:span></text:p>
          </table:table-cell>
          <table:table-cell table:style-name="Table1.C2" office:value-type="string">
            <text:p text:style-name="P3">3.84 x 10<text:span text:style-name="T2">8</text:span> (Around Earth)</text:p>
          </table:table-cell>
        </table:table-row>
        <table:table-row>
          <table:table-cell table:style-name="Table1.A2" office:value-type="string">
            <text:p text:style-name="P3">Sol (Sun)</text:p>
          </table:table-cell>
          <table:table-cell table:style-name="Table1.A2" office:value-type="string">
            <text:p text:style-name="P3"><text:s/>1.98892 × 10<text:span text:style-name="T2">30</text:span></text:p>
          </table:table-cell>
          <table:table-cell table:style-name="Table1.C2" office:value-type="string">
            <text:p text:style-name="P3">2.5×10<text:span text:style-name="T2">20</text:span> (around Galactic Center) </text:p>
          </table:table-cell>
        </table:table-row>
      </table:table>
      <text:p text:style-name="P1"/>
      <text:list xml:id="list6436001649327952846" text:style-name="L1">
        <text:list-item>
          <text:p text:style-name="P4">What is the force that the earth exerts on the moon? <text:s/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105153009837131" text:continue-numbering="true" text:style-name="L1">
        <text:list-item>
          <text:p text:style-name="P4">The planets Jupiter and Saturn are at the closest approach in their orbits.</text:p>
          <text:list>
            <text:list-item>
              <text:p text:style-name="P4">What is the force of Saturn's gravity on Jupiter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05152960701883" text:continue-numbering="true" text:style-name="L1">
        <text:list-item>
          <text:list>
            <text:list-item>
              <text:p text:style-name="P4">What is the acceleration of Jupiter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05152959664213" text:continue-numbering="true" text:style-name="L1">
        <text:list-item>
          <text:p text:style-name="P4">You <text:span text:style-name="T6">are </text:span>in a spaceship hovering (not orbiting) above the planet Neptune, at an altitude of <text:span text:style-name="T5">2</text:span>25,000,000 m. <text:s/>If you spaceship weighs 2 million kilograms, what is the force Neptune's gravity on you<text:span text:style-name="T5">r ship</text:span>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list xml:id="list105154835846695" text:continue-numbering="true" text:style-name="L1">
        <text:list-item>
          <text:p text:style-name="P4">Beauford, who has a mass of 1<text:span text:style-name="T5">75</text:span> kg, <text:s/>is sitting 1 meter away from his true love, Beaulah, who has a mass of 1<text:span text:style-name="T5">8</text:span>0 kg, on flat, frictionless surface. <text:s/></text:p>
          <text:list>
            <text:list-item>
              <text:p text:style-name="P4">What is the force of gravity between Beauford and Beaulah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105153666692837" text:continue-numbering="true" text:style-name="L1">
        <text:list-item>
          <text:list>
            <text:list-item>
              <text:p text:style-name="P4">What is Beaford's acceleration toward Beaulah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05153158047280" text:continue-numbering="true" text:style-name="L1">
        <text:list-item>
          <text:p text:style-name="P4">The force of the gravity of the earth causes Billy-Bob to fall off a barn and accelerate toward the earth at a rate of 9.8<text:span text:style-name="T7">1</text:span> m/s<text:span text:style-name="T2">2</text:span>. <text:s/>What is the distance that Billy-Bob is from the center of mass of the earth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05153113225660" text:continue-numbering="true" text:style-name="L1">
        <text:list-item>
          <text:p text:style-name="P4">As the planets orbit the sun, they cause the sun to wobble very slightly. <text:s/>During a planetary alignment, the effect of the planets on the sun is additive.</text:p>
          <text:list>
            <text:list-item>
              <text:p text:style-name="P4">Calculate the maximum possible acceleration that the planets could cause the sun to have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05154369556773" text:continue-numbering="true" text:style-name="L1">
        <text:list-item>
          <text:list>
            <text:list-item>
              <text:p text:style-name="P5">At this rate, how long would it take the sun to travel <text:span text:style-name="T8">1 astronomical unit? (1 AU = 1.496x10</text:span><text:span text:style-name="T4">11</text:span><text:span text:style-name="T8"> m)</text:span>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20dea9"/>
    </style:style>
    <style:style style:name="MT2" style:family="text">
      <style:text-properties style:text-position="super 58%" officeooo:rsid="0020dea9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21006184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90B2664D.png" xlink:type="simple" xlink:show="embed" xlink:actuate="onLoad"/></draw:frame> <text:s text:c="20"/>Name:<text:tab/><text:tab/><text:date style:data-style-name="N37" text:date-value="2017-02-07T10:51:52.631304957" text:date-adjust="PT24H00M00S">02/08/17</text:date> <text:s text:c="11"/></text:p>
      </style:header>
      <style:footer>
        <text:p text:style-name="Footer"><text:span text:style-name="MT1">3</text:span><text:span text:style-name="MT2">rd</text:span><text:span text:style-name="MT1"> </text:span>Nine Weeks<text:tab/><text:page-number text:select-page="current">2</text:page-number>/<text:page-count>2</text:page-count><text:tab/>Assignment <text:variable-get text:name="Assignment" style:data-style-name="N0">8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1:30:28.744675104</meta:creation-date>
    <meta:editing-duration>PT7M27S</meta:editing-duration>
    <meta:editing-cycles>9</meta:editing-cycles>
    <meta:generator>LibreOffice/4.3.7.2$Linux_X86_64 LibreOffice_project/430$Build-2</meta:generator>
    <dc:date>2017-02-07T10:51:52.553313695</dc:date>
    <meta:document-statistic meta:table-count="1" meta:image-count="2" meta:object-count="0" meta:page-count="2" meta:paragraph-count="48" meta:word-count="326" meta:character-count="1743" meta:non-whitespace-character-count="1432"/>
  </office:meta>
</office:document-meta>
</file>